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6a" officeooo:paragraph-rsid="001d5e6a"/>
    </style:style>
    <style:style style:name="P2" style:family="paragraph" style:parent-style-name="Standard">
      <style:text-properties officeooo:rsid="001e9db4" officeooo:paragraph-rsid="001e9db4"/>
    </style:style>
    <style:style style:name="P3" style:family="paragraph" style:parent-style-name="Standard">
      <style:text-properties fo:font-weight="bold" officeooo:rsid="001e9db4" officeooo:paragraph-rsid="001e9db4" style:font-weight-asian="bold" style:font-weight-complex="bold"/>
    </style:style>
    <style:style style:name="P4" style:family="paragraph" style:parent-style-name="Standard">
      <style:text-properties fo:font-weight="normal" officeooo:rsid="001e9db4" officeooo:paragraph-rsid="001e9db4" style:font-weight-asian="normal" style:font-weight-complex="normal"/>
    </style:style>
    <style:style style:name="P5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6" style:family="paragraph" style:parent-style-name="Standard">
      <style:text-properties fo:font-weight="normal" officeooo:rsid="001fc720" officeooo:paragraph-rsid="001fc720" style:font-weight-asian="normal" style:font-weight-complex="normal"/>
    </style:style>
    <style:style style:name="P7" style:family="paragraph" style:parent-style-name="Standard">
      <style:text-properties fo:font-weight="normal" officeooo:rsid="001fc720" officeooo:paragraph-rsid="00205023" style:font-weight-asian="normal" style:font-weight-complex="normal"/>
    </style:style>
    <style:style style:name="P8" style:family="paragraph" style:parent-style-name="Standard">
      <style:text-properties officeooo:rsid="0022a7c2" officeooo:paragraph-rsid="0022a7c2"/>
    </style:style>
    <style:style style:name="P9" style:family="paragraph" style:parent-style-name="Standard">
      <style:text-properties officeooo:rsid="0023fe4a" officeooo:paragraph-rsid="0023fe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50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:</text:p>
      <text:p text:style-name="P1"/>
      <text:p text:style-name="P1"/>
      <text:p text:style-name="P2">Review:</text:p>
      <text:p text:style-name="P2"/>
      <text:p text:style-name="P2">twitter-ize:</text:p>
      <text:p text:style-name="P2"/>
      <text:p text:style-name="P2">write function that takes a word and removes vowels in it.</text:p>
      <text:p text:style-name="P2"/>
      <text:p text:style-name="P2">Write function that removes vowels between consonants.</text:p>
      <text:p text:style-name="P2"/>
      <text:p text:style-name="P2">Write function that takes a sentence from command line and removes vowels from it.</text:p>
      <text:p text:style-name="P1"/>
      <text:p text:style-name="P1"/>
      <text:p text:style-name="P3">Reading files:</text:p>
      <text:p text:style-name="P3"/>
      <text:p text:style-name="P4">read in state capitals and <text:span text:style-name="T2">print out csv file split(“,”)</text:span></text:p>
      <text:p text:style-name="P4"/>
      <text:p text:style-name="P6">Read in file of stop words and store in list talk.</text:p>
      <text:p text:style-name="P1"/>
      <text:p text:style-name="P1"/>
      <text:p text:style-name="P1">Dictionary:</text:p>
      <text:p text:style-name="P1"/>
      <text:p text:style-name="P9">dict()</text:p>
      <text:p text:style-name="P8">dict.keys()</text:p>
      <text:p text:style-name="P8">dict.values()</text:p>
      <text:p text:style-name="P1"/>
      <text:p text:style-name="P8">list(dict.keys())</text:p>
      <text:p text:style-name="P8"/>
      <text:p text:style-name="P8"/>
      <text:p text:style-name="P5">read in state capitals and make capital guessing game using dict.</text:p>
      <text:p text:style-name="P1"/>
      <text:p text:style-name="P7">Read in file of stop words and store in list talk about the <text:span text:style-name="T1">if item in list:</text:span> command</text:p>
      <text:p text:style-name="P1"/>
      <text:p text:style-name="P2">dict_practice.py</text:p>
      <text:p text:style-name="P2"/>
      <text:p text:style-name="P2">TODO: add texas</text:p>
      <text:p text:style-name="P1"/>
      <text:p text:style-name="P1"/>
      <text:p text:style-name="P1">Text stats. Num words (set()). Most common word that is not a stop word. Have stop words file to download. Longest word. </text:p>
      <text:p text:style-name="P1">-break these up into functions </text:p>
      <text:p text:style-name="P1"/>
      <text:p text:style-name="P1"/>
      <text:p text:style-name="P1">Advanced string functions</text:p>
      <text:p text:style-name="P1"/>
      <text:p text:style-name="P1">string.replace()</text:p>
      <text:p text:style-name="P1">Make a madlibs</text:p>
      <text:p text:style-name="P1"/>
      <text:p text:style-name="P1"><text:soft-page-break/></text:p>
      <text:p text:style-name="P1">Make an advanced MadLibs with file reading and a format for generating MadLibs. Could be a cool GUI project. Have them check if values are correct too like ly for adverb, etc?</text:p>
      <text:p text:style-name="P1"/>
      <text:p text:style-name="P1"/>
      <text:p text:style-name="P1">Randomization and GUI</text:p>
      <text:p text:style-name="P1">-Risk dice bliz ro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35:24.848265771</meta:creation-date>
    <dc:date>2018-07-31T16:09:56.338885715</dc:date>
    <meta:editing-duration>PT6H3M5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170" meta:character-count="1006" meta:non-whitespace-character-count="860"/>
  </office:meta>
</office:document-meta>
</file>